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litOutputStream.write( int 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plitOutputStream.getLo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litOutputStream.SplitOutputStream( OutputStream out , OutputStream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itOutputStream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litOutputStream.setLog(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